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19.25pt" style:font-size-complex="22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 style:parent-style-name="Standard">
      <style:text-properties fo:font-size="16pt" officeooo:paragraph-rsid="00181cdc" style:font-size-asian="14pt" style:font-size-complex="16pt"/>
    </style:style>
    <style:style style:name="P4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8pt" fo:font-weight="bold" officeooo:paragraph-rsid="00181cdc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officeooo:paragraph-rsid="00181cdc" style:font-size-asian="14pt" style:font-size-complex="16pt"/>
    </style:style>
    <style:style style:name="P7" style:family="paragraph" style:parent-style-name="Standard">
      <style:text-properties fo:font-size="32pt" officeooo:paragraph-rsid="00181cdc" style:font-size-asian="28pt" style:font-size-complex="32pt"/>
    </style:style>
    <style:style style:name="P8" style:family="paragraph" style:parent-style-name="Standard">
      <style:text-properties fo:font-size="15pt" officeooo:paragraph-rsid="00181cdc" style:font-size-asian="13.1000003814697pt" style:font-size-complex="15pt"/>
    </style:style>
    <style:style style:name="P9" style:family="paragraph" style:parent-style-name="Standard">
      <style:text-properties fo:font-size="26pt" officeooo:paragraph-rsid="00181cdc" style:font-size-asian="22.75pt" style:font-size-complex="26pt"/>
    </style:style>
    <style:style style:name="P10" style:family="paragraph" style:parent-style-name="Standard">
      <style:text-properties fo:font-size="24pt" officeooo:paragraph-rsid="00181cdc" style:font-size-asian="21pt" style:font-size-complex="24pt"/>
    </style:style>
    <style:style style:name="P11" style:family="paragraph" style:parent-style-name="Standard">
      <style:text-properties fo:font-size="14pt" officeooo:paragraph-rsid="00181cdc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RM</text:p>
      <text:p text:style-name="P1"/>
      <text:p text:style-name="P2">Key Concepts of Information Security</text:p>
      <text:p text:style-name="P2"/>
      <text:p text:style-name="P2">Confidentiality – Making sure that those who should not see your</text:p>
      <text:p text:style-name="P2">information, can not see it.</text:p>
      <text:p text:style-name="P2">Integrity – Making sure the information has not been changed from how</text:p>
      <text:p text:style-name="P2">it was intended to be.</text:p>
      <text:p text:style-name="P2">Availability – Making sure that the information is available for use when</text:p>
      <text:p text:style-name="P2">you need it.</text:p>
      <text:p text:style-name="P2"/>
      <text:p text:style-name="P2"/>
      <text:p text:style-name="P2"/>
      <text:p text:style-name="P2">Three basic information security concepts important to information are Confidentiality, Integrity, and</text:p>
      <text:p text:style-name="P2">Availability. If we relate these concepts with the people who use that information, then it will</text:p>
      <text:p text:style-name="P2">be authentication, authorization, and non-repudiation.</text:p>
      <text:p text:style-name="P2">Information Security is such a broad discipline that it’s easy to get lost in a single area and lose perspective.</text:p>
      <text:p text:style-name="P2">Nevertheless, the classic definition of information security is brief and simple: ‘Information security is the</text:p>
      <text:p text:style-name="P2">confidentiality, integrity, and availability of information also referred as C-I-A triad or information security</text:p>
      <text:p text:style-name="P2">triad. confidentiality is a set of rules that limits access to information, Integrity is the assurance that the</text:p>
      <text:p text:style-name="P2">information is trustworthy and accurate, and Availability is a guarantee of reliable access to the information</text:p>
      <text:p text:style-name="P2">by authorized people.</text:p>
      <text:p text:style-name="P2"/>
      <text:p text:style-name="P2"/>
      <text:p text:style-name="P2"/>
      <text:p text:style-name="P4">Confidentiality</text:p>
      <text:p text:style-name="P2">When information is read or copied by someone not authorized to do so, then it will be “loss of</text:p>
      <text:p text:style-name="P2">confidentiality”. For sensitive information, confidentiality is a very important criterion. Bank account</text:p>
      <text:p text:style-name="P2"><text:soft-page-break/>statements, personal information, credit card numbers, trade secrets, government documents are some</text:p>
      <text:p text:style-name="P2">examples of sensitive information. This goal of the CIA triad emphasizes the need for information</text:p>
      <text:p text:style-name="P2">protection. For example, confidentiality is maintained for a computer file, if authorized users are able to</text:p>
      <text:p text:style-name="P2">view it, while unauthorized persons are blocked from seeing it.</text:p>
      <text:p text:style-name="P2"/>
      <text:p text:style-name="P2"/>
      <text:p text:style-name="P4">Integrity</text:p>
      <text:p text:style-name="P4"/>
      <text:p text:style-name="P2">Information can be corrupted or manipulated if it’s available on an insecure network, and is referred to</text:p>
      <text:p text:style-name="P2">as “loss of integrity.” This means that unauthorized changes are made to information, whether by human</text:p>
      <text:p text:style-name="P2">error or intentional tampering. Integrity is particularly important for critical safety and financial data used</text:p>
      <text:p text:style-name="P2">for activities such as electronic funds transfers, air traffic control, and financial accounting. For example,</text:p>
      <text:p text:style-name="P2">banks are more concerned about the integrity of financial records, with confidentiality having only second</text:p>
      <text:p text:style-name="P2">priority. Some bank account holders or depositors leave ATM receipts unchecked and hanging around after</text:p>
      <text:p text:style-name="P2">withdrawing cash. This shows that confidentiality does not have the highest priority. In the CIA triad,</text:p>
      <text:p text:style-name="P2">integrity is maintained when the information remains unchanged during storage, transmission, and usage</text:p>
      <text:p text:style-name="P2">not involving modification to the information.</text:p>
      <text:p text:style-name="P2"/>
      <text:p text:style-name="P2"/>
      <text:p text:style-name="P2"/>
      <text:p text:style-name="P4">Availability</text:p>
      <text:p text:style-name="P4"/>
      <text:p text:style-name="P2">Information can be erased or become inaccessible, resulting in “loss of availability.” This means that</text:p>
      <text:p text:style-name="P2">people who are authorized to get information are restricted from accessing. Availability is often the most</text:p>
      <text:p text:style-name="P2">important attribute in service-oriented businesses that depend on information. Denying access to</text:p>
      <text:p text:style-name="P2"><text:soft-page-break/>information has become a very common attack nowadays. Almost every week you can find news about high</text:p>
      <text:p text:style-name="P2">profile websites being taken down by Denial-of-Service attacks. The CIA triad goal of availability is the</text:p>
      <text:p text:style-name="P2">situation where information is available when and where it is rightly needed.</text:p>
      <text:p text:style-name="P2">Now let’s take a look at other key terms in Information Security – Authorization, Authentication, and</text:p>
      <text:p text:style-name="P2">Nonrepudiation processes and methods, which are some of the main controls aimed at protecting the C-I-A triad</text:p>
      <text:p text:style-name="P2"/>
      <text:p text:style-name="P2"/>
      <text:p text:style-name="P2"/>
      <text:p text:style-name="P2">To make information available or accessible/modifiable to those who need it and who can be trusted with</text:p>
      <text:p text:style-name="P2">it (for accessing and modification), organizations use authentication and authorization. Authentication</text:p>
      <text:p text:style-name="P2">is proving that a user is the person he or she claims to be. That proof may involve something the user knows</text:p>
      <text:p text:style-name="P2">(such as a password), something the user has (such as a “smartcard”), or something about the user that</text:p>
      <text:p text:style-name="P2">proves the person’s identity (such as a fingerprint). Authorization is the act of determining whether a</text:p>
      <text:p text:style-name="P2">particular user (or computer system) has the right to carry out a certain activity, such as reading a file or</text:p>
      <text:p text:style-name="P2">running a program.</text:p>
      <text:p text:style-name="P2">Users must be authenticated before carrying out the activity they are authorized to perform. Security is</text:p>
      <text:p text:style-name="P2">strong when the means of authentication cannot later be refuted—the user cannot later deny that he or she</text:p>
      <text:p text:style-name="P2">performed the activity. This is known as non-repudiatio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Types of Computer Security Incidents</text:p>
      <text:p text:style-name="P5"/>
      <text:p text:style-name="P2">1) Unauthorized attempts to access systems or data</text:p>
      <text:p text:style-name="P2">2) Privilege escalation attack</text:p>
      <text:p text:style-name="P2">3) Insider threat</text:p>
      <text:p text:style-name="P2">4) Phishing attack</text:p>
      <text:p text:style-name="P2">5) Malware attack</text:p>
      <text:p text:style-name="P2">6) Denial-of-service (DoS) attack</text:p>
      <text:p text:style-name="P2">7)Man-in-the-middle (MitM) attack</text:p>
      <text:p text:style-name="P2">8) Password attack</text:p>
      <text:p text:style-name="P2">9) Web application attack</text:p>
      <text:p text:style-name="P2">10)Advanced persistent threat (APT) – gains N/w access, but remain undetected</text:p>
      <text:p text:style-name="P2"/>
      <text:p text:style-name="P2"/>
      <text:p text:style-name="P3">Source:</text:p>
      <text:p text:style-name="P3">https://www.techtarget.com/searchsecuri</text:p>
      <text:p text:style-name="P3">ty/feature/10-types-of-security-incidents-</text:p>
      <text:p text:style-name="P3">and-how-to-handle-them</text:p>
      <text:p text:style-name="P3"/>
      <text:p text:style-name="P3"/>
      <text:p text:style-name="P3"/>
      <text:p text:style-name="P7">unit 2</text:p>
      <text:p text:style-name="P7">Incident proiritation</text:p>
      <text:p text:style-name="P8"/>
      <text:p text:style-name="P8">A priority matrix is a technique in IT service management (ITSM) that can be used to</text:p>
      <text:p text:style-name="P8">determine the priority of one task over others. It uses a matrix to determine the</text:p>
      <text:p text:style-name="P8">priority that contains pre-defined values for two different characteristics. The priority</text:p>
      <text:p text:style-name="P8">is determined by mapping the situation being faced to these values in the matrix. The</text:p>
      <text:p text:style-name="P8">outcome of using a priority matrix in this way is that teams can consistently define</text:p>
      <text:p text:style-name="P8">the order that they should deal with tasks and actions.</text:p>
      <text:p text:style-name="P8"/>
      <text:p text:style-name="P8"><text:a xlink:type="simple" xlink:href="https://blog.invgate.com/itsm-101-why-an-incident-prioritization-matrix-is-important" text:style-name="Internet_20_link" text:visited-style-name="Visited_20_Internet_20_Link">https://blog.invgate.com/itsm-101-why-an-incident-prioritization-matrix-is-important</text:a></text:p>
      <text:p text:style-name="P9"><text:soft-page-break/>disaster recovery</text:p>
      <text:p text:style-name="P3"><text:a xlink:type="simple" xlink:href="https://cloudian.com/guides/disaster-recovery/disaster-recovery-5-key-features-and-building-your-dr-plan/#Your-Plan" text:style-name="Internet_20_link" text:visited-style-name="Visited_20_Internet_20_Link">https://cloudian.com/guides/disaster-recovery/disaster-recovery-5-key-features-and-building-your-dr-plan/#Your-Plan</text:a></text:p>
      <text:p text:style-name="P3"/>
      <text:p text:style-name="P3"/>
      <text:p text:style-name="P3"/>
      <text:p text:style-name="P3"><text:a xlink:type="simple" xlink:href="https://petri.com/choosing-a-disaster-recovery-technology-backup-vs-replication" text:style-name="Internet_20_link" text:visited-style-name="Visited_20_Internet_20_Link">https://petri.com/choosing-a-disaster-recovery-technology-backup-vs-replication</text:a></text:p>
      <text:p text:style-name="P3"/>
      <text:p text:style-name="P3"/>
      <text:p text:style-name="P3"/>
      <text:p text:style-name="P10">virtualization </text:p>
      <text:p text:style-name="P10"/>
      <text:p text:style-name="P11"><text:a xlink:type="simple" xlink:href="https://www.redhat.com/en/topics/virtualization/what-is-virtualization" text:style-name="Internet_20_link" text:visited-style-name="Visited_20_Internet_20_Link">https://www.redhat.com/en/topics/virtualization/what-is-virtualization</text:a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3:27:07.095143110</meta:creation-date>
    <dc:date>2022-04-09T11:59:28.076224809</dc:date>
    <meta:editing-duration>P1DT20H21M53S</meta:editing-duration>
    <meta:editing-cycles>4</meta:editing-cycles>
    <meta:generator>LibreOffice/7.1.2.2$Linux_X86_64 LibreOffice_project/10$Build-2</meta:generator>
    <meta:document-statistic meta:table-count="0" meta:image-count="0" meta:object-count="0" meta:page-count="5" meta:paragraph-count="82" meta:word-count="802" meta:character-count="5682" meta:non-whitespace-character-count="4956"/>
  </office:meta>
</office:document-meta>
</file>